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c66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94476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00808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none" draw:fill-color="#999999" draw:textarea-horizontal-align="center" draw:textarea-vertical-align="top" draw:auto-grow-height="false" fo:min-height="0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23b8d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80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20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80" draw:marker-start="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color="#800000" draw:marker-start="Arrow" draw:marker-start-width="0.203cm" draw:marker-end="Arrow" draw:marker-end-width="0.20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16" style:family="graphic" style:parent-style-name="standard">
      <style:graphic-properties svg:stroke-color="#800000" draw:marker-start="" draw:marker-start-width="0.203cm" draw:marker-end="Arrow" draw:marker-end-width="0.203cm" draw:textarea-horizontal-align="center" draw:textarea-vertical-align="middle"/>
    </style:style>
    <style:style style:name="gr1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385cm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svg:stroke-color="#660066" draw:marker-end="Small_20_Arrow" draw:marker-end-width="0.203cm" draw:textarea-horizontal-align="center" draw:textarea-vertical-align="middle"/>
    </style:style>
    <style:style style:name="gr21" style:family="graphic" style:parent-style-name="standard">
      <style:graphic-properties svg:stroke-color="#660066" draw:marker-start="Small_20_Arrow" draw:marker-start-width="0.203cm" draw:marker-end="Small_20_Arrow" draw:marker-end-width="0.203cm" draw:textarea-horizontal-align="center" draw:textarea-vertical-align="middle"/>
    </style:style>
    <style:style style:name="gr22" style:family="graphic" style:parent-style-name="standard">
      <style:graphic-properties draw:stroke="dash" draw:stroke-dash="Fine_20_Dashed" draw:fill="none" draw:fill-color="#99ccff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27cm" svg:x="2.27cm" svg:y="16.875cm">
          <text:p text:style-name="P1"><text:span text:style-name="T1">drv_v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5.445cm" svg:y="7.35cm">
          <text:p text:style-name="P1"><text:span text:style-name="T1">ao68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175cm" svg:height="1.27cm" svg:x="21.955cm" svg:y="11.16cm">
          <text:p text:style-name="P1"><text:span text:style-name="T1">cia8520</text:span></text:p>
          <text:p text:style-name="P1"><text:span text:style-name="T1">CIA-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75cm" svg:height="1.27cm" svg:x="25.13cm" svg:y="7.35cm">
          <text:p text:style-name="P1"><text:span text:style-name="T1">bus_termin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175cm" svg:height="1.27cm" svg:x="2.27cm" svg:y="4.81cm">
          <text:p text:style-name="P1"><text:span text:style-name="T1">control_o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175cm" svg:height="1.27cm" svg:x="16.875cm" svg:y="11.16cm">
          <text:p text:style-name="P1"><text:span text:style-name="T1">ocs_flop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7.43cm" svg:height="19.05cm" svg:x="1.27cm" svg:y="1cm">
          <text:p text:style-name="P1">aoO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3.54cm" svg:y1="9.89cm" svg:x2="28.305cm" svg:y2="9.89cm">
          <text:p/>
        </draw:line>
        <draw:custom-shape draw:style-name="gr3" draw:text-style-name="P2" draw:layer="layout" svg:width="3.175cm" svg:height="1.27cm" svg:x="25.525cm" svg:y="11.16cm">
          <text:p text:style-name="P1"><text:span text:style-name="T1">cia8520</text:span></text:p>
          <text:p text:style-name="P1"><text:span text:style-name="T1">CIA-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175cm" svg:height="1.27cm" svg:x="13.065cm" svg:y="7.35cm">
          <text:p text:style-name="P1"><text:span text:style-name="T1">ocs_b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175cm" svg:height="1.27cm" svg:x="9.255cm" svg:y="7.35cm">
          <text:p text:style-name="P1"><text:span text:style-name="T1">ocs_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175cm" svg:height="1.27cm" svg:x="12.43cm" svg:y="11.16cm">
          <text:p text:style-name="P1"><text:span text:style-name="T1">ocs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175cm" svg:height="1.27cm" svg:x="8.62cm" svg:y="11.16cm">
          <text:p text:style-name="P1"><text:span text:style-name="T1">ocs_aud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175cm" svg:height="1.27cm" svg:x="3.54cm" svg:y="11.16cm">
          <text:p text:style-name="P1"><text:span text:style-name="T1">ocs_vide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175cm" svg:height="1.27cm" svg:x="20.685cm" svg:y="7.35cm">
          <text:p text:style-name="P1"><text:span text:style-name="T1">ocs_serial(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1.27cm" svg:x="8.62cm" svg:y="14.335cm">
          <text:p text:style-name="P1"><text:span text:style-name="T1">drv_aud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1.27cm" svg:x="13.7cm" svg:y="14.335cm">
          <text:p text:style-name="P1"><text:span text:style-name="T1">drv_key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1.27cm" svg:x="12.43cm" svg:y="16.24cm">
          <text:p text:style-name="P1"><text:span text:style-name="T1">drv_mo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81cm" svg:height="1.27cm" svg:x="18.145cm" svg:y="14.335cm">
          <text:p text:style-name="P1"><text:span text:style-name="T1">bus_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75cm" svg:height="1.27cm" svg:x="14.97cm" svg:y="9.255cm">
          <text:p text:style-name="P1"><text:span text:style-name="T1">bus_sysc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5.445cm" svg:y1="12.43cm" svg:x2="5.445cm" svg:y2="14.335cm">
          <text:p/>
        </draw:line>
        <draw:custom-shape draw:style-name="gr9" draw:text-style-name="P2" draw:layer="layout" svg:width="3.175cm" svg:height="1.27cm" svg:x="4.81cm" svg:y="14.335cm">
          <text:p text:style-name="P1"><text:span text:style-name="T1">bus_ss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175cm" svg:height="1.27cm" svg:x="16.875cm" svg:y="7.35cm">
          <text:p text:style-name="P1"><text:span text:style-name="T1">ocs_co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5.445cm" svg:y1="9.89cm" svg:x2="5.445cm" svg:y2="11.16cm">
          <text:p/>
        </draw:line>
        <draw:line draw:style-name="gr11" draw:text-style-name="P1" draw:layer="layout" svg:x1="6.715cm" svg:y1="8.62cm" svg:x2="6.715cm" svg:y2="9.89cm">
          <text:p/>
        </draw:line>
        <draw:line draw:style-name="gr11" draw:text-style-name="P1" draw:layer="layout" svg:x1="9.89cm" svg:y1="9.89cm" svg:x2="9.89cm" svg:y2="11.16cm">
          <text:p/>
        </draw:line>
        <draw:line draw:style-name="gr11" draw:text-style-name="P1" draw:layer="layout" svg:x1="10.525cm" svg:y1="11.16cm" svg:x2="10.525cm" svg:y2="9.89cm">
          <text:p/>
        </draw:line>
        <draw:line draw:style-name="gr11" draw:text-style-name="P1" draw:layer="layout" svg:x1="14.335cm" svg:y1="9.89cm" svg:x2="14.335cm" svg:y2="11.16cm">
          <text:p/>
        </draw:line>
        <draw:line draw:style-name="gr11" draw:text-style-name="P1" draw:layer="layout" svg:x1="18.78cm" svg:y1="9.89cm" svg:x2="18.78cm" svg:y2="11.16cm">
          <text:p/>
        </draw:line>
        <draw:line draw:style-name="gr11" draw:text-style-name="P1" draw:layer="layout" svg:x1="19.415cm" svg:y1="11.16cm" svg:x2="19.415cm" svg:y2="9.89cm">
          <text:p/>
        </draw:line>
        <draw:line draw:style-name="gr11" draw:text-style-name="P1" draw:layer="layout" svg:x1="11.795cm" svg:y1="9.89cm" svg:x2="11.795cm" svg:y2="8.62cm">
          <text:p/>
        </draw:line>
        <draw:line draw:style-name="gr11" draw:text-style-name="P1" draw:layer="layout" svg:x1="13.7cm" svg:y1="8.62cm" svg:x2="13.7cm" svg:y2="9.89cm">
          <text:p/>
        </draw:line>
        <draw:line draw:style-name="gr11" draw:text-style-name="P1" draw:layer="layout" svg:x1="14.335cm" svg:y1="9.89cm" svg:x2="14.335cm" svg:y2="8.62cm">
          <text:p/>
        </draw:line>
        <draw:line draw:style-name="gr11" draw:text-style-name="P1" draw:layer="layout" svg:x1="19.415cm" svg:y1="8.62cm" svg:x2="19.415cm" svg:y2="9.89cm">
          <text:p/>
        </draw:line>
        <draw:line draw:style-name="gr11" draw:text-style-name="P1" draw:layer="layout" svg:x1="18.78cm" svg:y1="9.89cm" svg:x2="18.78cm" svg:y2="8.62cm">
          <text:p/>
        </draw:line>
        <draw:line draw:style-name="gr11" draw:text-style-name="P1" draw:layer="layout" svg:x1="21.955cm" svg:y1="9.89cm" svg:x2="21.955cm" svg:y2="8.62cm">
          <text:p/>
        </draw:line>
        <draw:line draw:style-name="gr11" draw:text-style-name="P1" draw:layer="layout" svg:x1="26.4cm" svg:y1="9.89cm" svg:x2="26.4cm" svg:y2="8.62cm">
          <text:p/>
        </draw:line>
        <draw:line draw:style-name="gr11" draw:text-style-name="P1" draw:layer="layout" svg:x1="21.32cm" svg:y1="9.89cm" svg:x2="21.32cm" svg:y2="14.335cm">
          <text:p/>
        </draw:line>
        <draw:line draw:style-name="gr11" draw:text-style-name="P1" draw:layer="layout" svg:x1="20.685cm" svg:y1="14.335cm" svg:x2="20.685cm" svg:y2="9.89cm">
          <text:p/>
        </draw:line>
        <draw:line draw:style-name="gr11" draw:text-style-name="P1" draw:layer="layout" svg:x1="23.86cm" svg:y1="9.89cm" svg:x2="23.86cm" svg:y2="11.16cm">
          <text:p/>
        </draw:line>
        <draw:line draw:style-name="gr11" draw:text-style-name="P1" draw:layer="layout" svg:x1="26.4cm" svg:y1="9.89cm" svg:x2="26.4cm" svg:y2="11.16cm">
          <text:p/>
        </draw:line>
        <draw:frame draw:style-name="gr12" draw:text-style-name="P3" draw:layer="layout" svg:width="3.194cm" svg:height="0.78cm" svg:x="22.571cm" svg:y="9.11cm">
          <draw:text-box>
            <text:p><text:span text:style-name="T1">Wishbone bus</text:span></text:p>
          </draw:text-box>
        </draw:frame>
        <draw:line draw:style-name="gr11" draw:text-style-name="P1" draw:layer="layout" svg:x1="7.35cm" svg:y1="9.89cm" svg:x2="7.35cm" svg:y2="14.335cm">
          <text:p/>
        </draw:line>
        <draw:frame draw:style-name="gr12" draw:text-style-name="P3" draw:layer="layout" svg:width="1.446cm" svg:height="0.78cm" svg:x="5.269cm" svg:y="4.665cm">
          <draw:text-box>
            <text:p><text:span text:style-name="T1">reset</text:span></text:p>
          </draw:text-box>
        </draw:frame>
        <draw:line draw:style-name="gr11" draw:text-style-name="P1" draw:layer="layout" svg:x1="5.445cm" svg:y1="5.445cm" svg:x2="7.35cm" svg:y2="5.445cm">
          <text:p/>
        </draw:line>
        <draw:line draw:style-name="gr13" draw:text-style-name="P1" draw:layer="layout" svg:x1="5.445cm" svg:y1="15.605cm" svg:x2="5.445cm" svg:y2="16.875cm">
          <text:p/>
        </draw:line>
        <draw:line draw:style-name="gr14" draw:text-style-name="P1" draw:layer="layout" svg:x1="2.905cm" svg:y1="6.08cm" svg:x2="2.905cm" svg:y2="16.875cm">
          <text:p/>
        </draw:line>
        <draw:frame draw:style-name="gr15" draw:text-style-name="P3" draw:layer="layout" svg:width="2.534cm" svg:height="1.309cm" svg:x="2.905cm" svg:y="15.566cm">
          <draw:text-box>
            <text:p><text:span text:style-name="T1">On Screen</text:span></text:p>
            <text:p><text:span text:style-name="T1">Display</text:span></text:p>
          </draw:text-box>
        </draw:frame>
        <draw:line draw:style-name="gr11" draw:text-style-name="P1" draw:layer="layout" svg:x1="4.81cm" svg:y1="9.89cm" svg:x2="4.81cm" svg:y2="6.08cm">
          <text:p/>
        </draw:line>
        <draw:line draw:style-name="gr11" draw:text-style-name="P1" draw:layer="layout" svg:x1="4.175cm" svg:y1="6.08cm" svg:x2="4.175cm" svg:y2="9.89cm">
          <text:p/>
        </draw:line>
        <draw:line draw:style-name="gr16" draw:text-style-name="P1" draw:layer="layout" svg:x1="9.89cm" svg:y1="12.43cm" svg:x2="9.89cm" svg:y2="14.335cm">
          <text:p/>
        </draw:line>
        <draw:line draw:style-name="gr16" draw:text-style-name="P1" draw:layer="layout" svg:x1="21.32cm" svg:y1="4.175cm" svg:x2="21.32cm" svg:y2="4.81cm">
          <text:p/>
        </draw:line>
        <draw:line draw:style-name="gr8" draw:text-style-name="P1" draw:layer="layout" svg:x1="18.78cm" svg:y1="2.27cm" svg:x2="21.955cm" svg:y2="2.27cm">
          <text:p/>
        </draw:line>
        <draw:line draw:style-name="gr11" draw:text-style-name="P1" draw:layer="layout" svg:x1="20.05cm" svg:y1="2.27cm" svg:x2="20.05cm" svg:y2="2.905cm">
          <text:p/>
        </draw:line>
        <draw:line draw:style-name="gr11" draw:text-style-name="P1" draw:layer="layout" svg:x1="20.685cm" svg:y1="2.905cm" svg:x2="20.685cm" svg:y2="2.27cm">
          <text:p/>
        </draw:line>
        <draw:line draw:style-name="gr13" draw:text-style-name="P1" draw:layer="layout" svg:x1="21.32cm" svg:y1="2.905cm" svg:x2="21.32cm" svg:y2="3.794cm">
          <text:p/>
        </draw:line>
        <draw:line draw:style-name="gr14" draw:text-style-name="P1" draw:layer="layout" svg:x1="14.335cm" svg:y1="14.335cm" svg:x2="14.335cm" svg:y2="12.43cm">
          <text:p/>
        </draw:line>
        <draw:line draw:style-name="gr16" draw:text-style-name="P1" draw:layer="layout" svg:x1="13.065cm" svg:y1="16.24cm" svg:x2="13.065cm" svg:y2="12.43cm">
          <text:p/>
        </draw:line>
        <draw:custom-shape draw:style-name="gr17" draw:text-style-name="P2" draw:layer="layout" svg:width="21.59cm" svg:height="0.585cm" svg:x="4.175cm" svg:y="19.415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3.194cm" svg:height="0.78cm" svg:x="21.889cm" svg:y="1.635cm">
          <draw:text-box>
            <text:p><text:span text:style-name="T1">Wishbone bus</text:span></text:p>
          </draw:text-box>
        </draw:frame>
        <draw:frame draw:style-name="gr18" draw:text-style-name="P3" draw:layer="layout" svg:width="3.81cm" svg:height="0.78cm" svg:x="21.955cm" svg:y="2.27cm">
          <draw:text-box>
            <text:p><text:span text:style-name="T1">Slave / Master</text:span></text:p>
          </draw:text-box>
        </draw:frame>
        <draw:frame draw:style-name="gr18" draw:text-style-name="P3" draw:layer="layout" svg:width="5.08cm" svg:height="0.78cm" svg:x="21.955cm" svg:y="2.905cm">
          <draw:text-box>
            <text:p><text:span text:style-name="T1">Dedicated burst DMA</text:span></text:p>
          </draw:text-box>
        </draw:frame>
        <draw:frame draw:style-name="gr18" draw:text-style-name="P3" draw:layer="layout" svg:width="4.445cm" svg:height="0.78cm" svg:x="21.955cm" svg:y="4.03cm">
          <draw:text-box>
            <text:p><text:span text:style-name="T1">Dedicated interface</text:span></text:p>
          </draw:text-box>
        </draw:frame>
        <draw:rect draw:style-name="gr19" draw:text-style-name="P1" draw:layer="layout" svg:width="7.62cm" svg:height="4.445cm" svg:x="18.78cm" svg:y="1.635cm">
          <text:p/>
        </draw:rect>
        <draw:line draw:style-name="gr20" draw:text-style-name="P1" draw:layer="layout" svg:x1="4.81cm" svg:y1="18.145cm" svg:x2="4.81cm" svg:y2="19.415cm">
          <text:p/>
        </draw:line>
        <draw:line draw:style-name="gr20" draw:text-style-name="P1" draw:layer="layout" svg:x1="9.89cm" svg:y1="15.605cm" svg:x2="9.89cm" svg:y2="19.415cm">
          <text:p/>
        </draw:line>
        <draw:line draw:style-name="gr21" draw:text-style-name="P1" draw:layer="layout" svg:x1="6.715cm" svg:y1="15.605cm" svg:x2="6.715cm" svg:y2="19.415cm">
          <text:p/>
        </draw:line>
        <draw:line draw:style-name="gr21" draw:text-style-name="P1" draw:layer="layout" svg:x1="14.335cm" svg:y1="17.51cm" svg:x2="14.335cm" svg:y2="19.415cm">
          <text:p/>
        </draw:line>
        <draw:line draw:style-name="gr20" draw:text-style-name="P1" draw:layer="layout" svg:x1="16.24cm" svg:y1="19.415cm" svg:x2="16.24cm" svg:y2="15.605cm">
          <text:p/>
        </draw:line>
        <draw:line draw:style-name="gr21" draw:text-style-name="P1" draw:layer="layout" svg:x1="18.78cm" svg:y1="15.605cm" svg:x2="18.78cm" svg:y2="19.415cm">
          <text:p/>
        </draw:line>
        <draw:line draw:style-name="gr20" draw:text-style-name="P1" draw:layer="layout" svg:x1="21.32cm" svg:y1="5.445cm" svg:x2="21.32cm" svg:y2="6.08cm">
          <text:p/>
        </draw:line>
        <draw:frame draw:style-name="gr18" draw:text-style-name="P3" draw:layer="layout" svg:width="4.445cm" svg:height="0.78cm" svg:x="21.955cm" svg:y="5.3cm">
          <draw:text-box>
            <text:p><text:span text:style-name="T1">Hardware interface</text:span></text:p>
          </draw:text-box>
        </draw:frame>
        <draw:rect draw:style-name="gr22" draw:text-style-name="P1" draw:layer="layout" svg:width="25.765cm" svg:height="5.08cm" svg:x="1.905cm" svg:y="13.7cm">
          <text:p/>
        </draw:rect>
        <draw:frame draw:style-name="gr12" draw:text-style-name="P3" draw:layer="layout" svg:width="3.169cm" svg:height="0.78cm" svg:x="24.495cm" svg:y="13.7cm">
          <draw:text-box>
            <text:p><text:span text:style-name="T1">Board specific</text:span></text:p>
          </draw:text-box>
        </draw:frame>
        <draw:custom-shape draw:style-name="gr23" draw:text-style-name="P2" draw:layer="layout" svg:width="3.175cm" svg:height="1.27cm" svg:x="19.415cm" svg:y="16.875cm">
          <text:p text:style-name="P1"><text:span text:style-name="T1">drv_debu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1.32cm" svg:y1="18.145cm" svg:x2="21.32cm" svg:y2="19.415cm">
          <text:p/>
        </draw:line>
        <draw:line draw:style-name="gr11" draw:text-style-name="P1" draw:layer="layout" svg:x1="18.145cm" svg:y1="9.89cm" svg:x2="18.145cm" svg:y2="11.16cm">
          <text:p/>
        </draw:line>
        <draw:custom-shape draw:style-name="gr23" draw:text-style-name="P2" draw:layer="layout" svg:width="4.445cm" svg:height="1.27cm" svg:x="23.225cm" svg:y="16.875cm">
          <text:p text:style-name="P1"><text:span text:style-name="T1">drv_eth_vga_cap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5.13cm" svg:y1="18.145cm" svg:x2="25.13cm" svg:y2="19.415cm">
          <text:p/>
        </draw:line>
        <draw:line draw:style-name="gr11" draw:text-style-name="P1" draw:layer="layout" svg:x1="6.08cm" svg:y1="11.16cm" svg:x2="6.08cm" svg:y2="9.89cm">
          <text:p/>
        </draw:line>
        <draw:frame draw:style-name="gr18" draw:text-style-name="P4" draw:layer="layout" svg:width="5.715cm" svg:height="0.692cm" svg:x="3.54cm" svg:y="1cm">
          <draw:text-box>
            <text:p><text:span text:style-name="T2">(*) functionality not implemen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0T18:07:28</meta:creation-date>
    <dc:date>2010-12-20T00:00:06</dc:date>
    <meta:editing-duration>PT146H42M29S</meta:editing-duration>
    <meta:editing-cycles>30</meta:editing-cycles>
    <meta:generator>OpenOffice.org/3.2$Unix OpenOffice.org_project/320m19$Build-9505</meta:generator>
    <meta:document-statistic meta:object-count="81"/>
  </office:meta>
</office:document-meta>
</file>